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libri" svg:font-family="Calibri" style:font-family-generic="roman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Lucida Sans1" svg:font-family="'Lucida Sans'" style:font-family-generic="roman"/>
    <style:font-face style:name="Noto Sans" svg:font-family="'Noto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ucida Sans2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2b2312" officeooo:paragraph-rsid="002b2312"/>
    </style:style>
    <style:style style:name="P2" style:family="paragraph" style:parent-style-name="Standard">
      <style:text-properties officeooo:rsid="002b2312" officeooo:paragraph-rsid="002baacd"/>
    </style:style>
    <style:style style:name="P3" style:family="paragraph" style:parent-style-name="Standard">
      <style:text-properties officeooo:paragraph-rsid="002b2312"/>
    </style:style>
    <style:style style:name="P4" style:family="paragraph" style:parent-style-name="Standard">
      <style:text-properties officeooo:rsid="002baacd" officeooo:paragraph-rsid="002baacd"/>
    </style:style>
    <style:style style:name="P5" style:family="paragraph" style:parent-style-name="Standard">
      <style:text-properties officeooo:paragraph-rsid="002baacd"/>
    </style:style>
    <style:style style:name="P6" style:family="paragraph" style:parent-style-name="Standard">
      <style:text-properties officeooo:rsid="002c71eb" officeooo:paragraph-rsid="002c71eb"/>
    </style:style>
    <style:style style:name="P7" style:family="paragraph" style:parent-style-name="Standard">
      <style:text-properties officeooo:rsid="002c908e" officeooo:paragraph-rsid="002c908e"/>
    </style:style>
    <style:style style:name="P8" style:family="paragraph" style:parent-style-name="Standard">
      <style:text-properties officeooo:paragraph-rsid="002c908e"/>
    </style:style>
    <style:style style:name="P9" style:family="paragraph" style:parent-style-name="Standard">
      <style:text-properties officeooo:rsid="002cf3c7" officeooo:paragraph-rsid="002cf3c7"/>
    </style:style>
    <style:style style:name="P10" style:family="paragraph" style:parent-style-name="Standard">
      <style:text-properties officeooo:paragraph-rsid="002f0737"/>
    </style:style>
    <style:style style:name="P11" style:family="paragraph" style:parent-style-name="Standard">
      <style:text-properties officeooo:rsid="002f0737" officeooo:paragraph-rsid="002f0737"/>
    </style:style>
    <style:style style:name="P12" style:family="paragraph" style:parent-style-name="Standard">
      <style:text-properties officeooo:rsid="00329995" officeooo:paragraph-rsid="00329995"/>
    </style:style>
    <style:style style:name="P13" style:family="paragraph" style:parent-style-name="Standard">
      <style:text-properties officeooo:paragraph-rsid="00329995"/>
    </style:style>
    <style:style style:name="P14" style:family="paragraph" style:parent-style-name="Standard">
      <style:text-properties officeooo:rsid="00341e8c" officeooo:paragraph-rsid="00341e8c"/>
    </style:style>
    <style:style style:name="P15" style:family="paragraph" style:parent-style-name="Standard">
      <style:text-properties officeooo:paragraph-rsid="00341e8c"/>
    </style:style>
    <style:style style:name="P16" style:family="paragraph" style:parent-style-name="Standard">
      <style:text-properties officeooo:rsid="0039a22a" officeooo:paragraph-rsid="0039a22a"/>
    </style:style>
    <style:style style:name="P17" style:family="paragraph" style:parent-style-name="Standard">
      <style:text-properties officeooo:paragraph-rsid="0039a22a"/>
    </style:style>
    <style:style style:name="P18" style:family="paragraph" style:parent-style-name="Standard">
      <style:text-properties officeooo:rsid="003d508f" officeooo:paragraph-rsid="003d508f"/>
    </style:style>
    <style:style style:name="P19" style:family="paragraph" style:parent-style-name="Standard">
      <style:text-properties officeooo:paragraph-rsid="003d508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b2312"/>
    </style:style>
    <style:style style:name="T3" style:family="text">
      <style:text-properties fo:color="#800000" fo:language="en" fo:country="US" officeooo:rsid="0017b153"/>
    </style:style>
    <style:style style:name="T4" style:family="text">
      <style:text-properties fo:color="#000000" fo:language="en" fo:country="US"/>
    </style:style>
    <style:style style:name="T5" style:family="text">
      <style:text-properties fo:color="#000000" fo:language="en" fo:country="US" officeooo:rsid="0017b153"/>
    </style:style>
    <style:style style:name="T6" style:family="text">
      <style:text-properties fo:color="#000000" fo:language="en" fo:country="US" officeooo:rsid="002b2312"/>
    </style:style>
    <style:style style:name="T7" style:family="text">
      <style:text-properties fo:color="#000000" fo:language="en" fo:country="US" officeooo:rsid="002baacd"/>
    </style:style>
    <style:style style:name="T8" style:family="text">
      <style:text-properties fo:color="#000000" fo:language="en" fo:country="US" officeooo:rsid="002c71eb"/>
    </style:style>
    <style:style style:name="T9" style:family="text">
      <style:text-properties fo:color="#000000" fo:language="en" fo:country="US" officeooo:rsid="002c908e"/>
    </style:style>
    <style:style style:name="T10" style:family="text">
      <style:text-properties fo:color="#000000" fo:language="en" fo:country="US" officeooo:rsid="00320884"/>
    </style:style>
    <style:style style:name="T11" style:family="text">
      <style:text-properties fo:color="#000000" fo:language="en" fo:country="US" officeooo:rsid="003570d1"/>
    </style:style>
    <style:style style:name="T12" style:family="text">
      <style:text-properties fo:color="#000000" fo:language="en" fo:country="US" officeooo:rsid="0039a22a"/>
    </style:style>
    <style:style style:name="T13" style:family="text">
      <style:text-properties fo:color="#000000" fo:language="en" fo:country="US" officeooo:rsid="003b75b4"/>
    </style:style>
    <style:style style:name="T14" style:family="text">
      <style:text-properties fo:color="#000000" fo:language="en" fo:country="US" officeooo:rsid="003ba5fe"/>
    </style:style>
    <style:style style:name="T15" style:family="text">
      <style:text-properties fo:color="#000000" fo:language="en" fo:country="US" officeooo:rsid="003d9151"/>
    </style:style>
    <style:style style:name="T16" style:family="text">
      <style:text-properties fo:color="#000000" fo:language="en" fo:country="US" officeooo:rsid="003f2b32"/>
    </style:style>
    <style:style style:name="T17" style:family="text">
      <style:text-properties fo:color="#000000" fo:language="en" fo:country="US" officeooo:rsid="003d508f"/>
    </style:style>
    <style:style style:name="T18" style:family="text">
      <style:text-properties fo:color="#000000" fo:language="en" fo:country="US" officeooo:rsid="003fe7e9"/>
    </style:style>
    <style:style style:name="T19" style:family="text">
      <style:text-properties officeooo:rsid="002c908e"/>
    </style:style>
    <style:style style:name="T20" style:family="text">
      <style:text-properties officeooo:rsid="00329995"/>
    </style:style>
    <style:style style:name="T21" style:family="text">
      <style:text-properties officeooo:rsid="00341e8c"/>
    </style:style>
    <style:style style:name="T22" style:family="text">
      <style:text-properties officeooo:rsid="003f2b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6">1. </text:span><text:span text:style-name="T3">\item</text:span><text:span text:style-name="T5"> Choose the right word to the place of three dots (</text:span><text:span text:style-name="T3">\ldots</text:span><text:span text:style-name="T5">):</text:span></text:p>
      <text:p text:style-name="P3"><text:span text:style-name="T5"/></text:p>
      <text:p text:style-name="P3"><text:span text:style-name="T2">If there are M bits of memory, we need … bits for representing a memory address:</text:span></text:p>
      <text:p text:style-name="P3"><text:span text:style-name="T2"/></text:p>
      <text:p text:style-name="P3"><text:span text:style-name="T2">a log2M</text:span></text:p>
      <text:p text:style-name="P3"><text:span text:style-name="T2">b M/128</text:span></text:p>
      <text:p text:style-name="P1"><text:span text:style-name="T1">c lgM</text:span></text:p>
      <text:p text:style-name="P1"><text:span text:style-name="T1">d lnM</text:span></text:p>
      <text:p text:style-name="P3"><text:span text:style-name="T2"/></text:p>
      <text:p text:style-name="P3"><text:span text:style-name="T2">2. </text:span><text:span text:style-name="T3">\item</text:span><text:span text:style-name="T5"> Choose the right word to the place of three dots (</text:span><text:span text:style-name="T3">\ldots</text:span><text:span text:style-name="T5">):</text:span></text:p>
      <text:p text:style-name="P3"><text:span text:style-name="T5"/></text:p>
      <text:p text:style-name="P3"><text:span text:style-name="T2">If there are N bytes of block memory we need log2N bits for representing …:</text:span></text:p>
      <text:p text:style-name="P3"><text:span text:style-name="T2"/></text:p>
      <text:p text:style-name="P1"><text:span text:style-name="T1">a) tag</text:span></text:p>
      <text:p text:style-name="P1"><text:span text:style-name="T1">b) index</text:span></text:p>
      <text:p text:style-name="P1"><text:span text:style-name="T1">c) offset</text:span></text:p>
      <text:p text:style-name="P1"><text:span text:style-name="T1"/></text:p>
      <text:p text:style-name="P1"><text:span text:style-name="T1">3. </text:span><text:span text:style-name="T3">\item</text:span><text:span text:style-name="T5"> Choose the right word</text:span><text:span text:style-name="T4">s</text:span><text:span text:style-name="T5"> to the place of three dots (</text:span><text:span text:style-name="T3">\ldots</text:span><text:span text:style-name="T5">):</text:span></text:p>
      <text:p text:style-name="P1"><text:span text:style-name="T5"/></text:p>
      <text:p text:style-name="P3"><text:span text:style-name="T5">… … </text:span><text:span text:style-name="T6">be reprogramed several times (up to 100) and be erased by UV light.</text:span></text:p>
      <text:p text:style-name="P1"><text:span text:style-name="T4"/></text:p>
      <text:p text:style-name="P3"><text:span text:style-name="T6">a) EPROM cannot</text:span></text:p>
      <text:p text:style-name="P3"><text:span text:style-name="T6">b) EPROM can</text:span></text:p>
      <text:p text:style-name="P1"><text:span text:style-name="T4">c) ROM can</text:span></text:p>
      <text:p text:style-name="P1"><text:span text:style-name="T4"/></text:p>
      <text:p text:style-name="P2"><text:span text:style-name="T4">4</text:span><text:span text:style-name="T7">.</text:span><text:span text:style-name="T4"> </text:span><text:span text:style-name="T3">\item</text:span><text:span text:style-name="T5"> Choose the right word</text:span><text:span text:style-name="T4">s</text:span><text:span text:style-name="T5"> to the place of three dots (</text:span><text:span text:style-name="T3">\ldots</text:span><text:span text:style-name="T5">):</text:span></text:p>
      <text:p text:style-name="P2"><text:span text:style-name="T5"/></text:p>
      <text:p text:style-name="P4"><text:span text:style-name="T5">S</text:span><text:span text:style-name="T4">RAM … <text:s/>a capacitor and … destructive upon a read.</text:span></text:p>
      <text:p text:style-name="P4"><text:span text:style-name="T4"/></text:p>
      <text:p text:style-name="P4"><text:span text:style-name="T4">a) doesn’t need, is</text:span></text:p>
      <text:p text:style-name="P4"><text:span text:style-name="T4">b) needs, is not</text:span></text:p>
      <text:p text:style-name="P4"><text:span text:style-name="T4">c) doesn’t need, is not</text:span></text:p>
      <text:p text:style-name="P4"><text:span text:style-name="T4">d) needs, is</text:span></text:p>
      <text:p text:style-name="P4"><text:span text:style-name="T4"/></text:p>
      <text:p text:style-name="P5"><text:span text:style-name="T6">5. </text:span><text:span text:style-name="T3">\item</text:span><text:span text:style-name="T5"> Choose the right word</text:span><text:span text:style-name="T6">s</text:span><text:span text:style-name="T5"> to the place of three dots (</text:span><text:span text:style-name="T3">\ldots</text:span><text:span text:style-name="T5">):</text:span></text:p>
      <text:p text:style-name="P2"><text:span text:style-name="T5"/></text:p>
      <text:p text:style-name="P5"><text:span text:style-name="T5">D</text:span><text:span text:style-name="T7">RAM … <text:s/>a capacitor and … destructive upon a read.</text:span></text:p>
      <text:p text:style-name="P4"><text:span text:style-name="T4"/></text:p>
      <text:p text:style-name="P4"><text:span text:style-name="T4">a) doesn’t need, is</text:span></text:p>
      <text:p text:style-name="P4"><text:span text:style-name="T4">b) needs, is not</text:span></text:p>
      <text:p text:style-name="P4"><text:span text:style-name="T4">c) doesn’t need, is not</text:span></text:p>
      <text:p text:style-name="P4"><text:span text:style-name="T4">d) needs, is</text:span></text:p>
      <text:p text:style-name="P4"><text:span text:style-name="T4"/></text:p>
      <text:p text:style-name="P8"><text:span text:style-name="T9">6. Which of them are crucial features needed for multi-programming:</text:span></text:p>
      <text:p text:style-name="P8"><text:span text:style-name="T9"/></text:p>
      <text:p text:style-name="P7"><text:span text:style-name="T4">I. program relocation</text:span></text:p>
      <text:p text:style-name="P7"><text:span text:style-name="T4">II. memory protection</text:span></text:p>
      <text:p text:style-name="P7"><text:span text:style-name="T4">III. privileged modes of operation</text:span></text:p>
      <text:p text:style-name="P7"><text:span text:style-name="T4">IV. timer interrupts</text:span></text:p>
      <text:p text:style-name="P4"><text:span text:style-name="T4"/></text:p>
      <text:p text:style-name="P7"><text:span text:style-name="T4">a) I, II, III</text:span></text:p>
      <text:p text:style-name="P7"><text:span text:style-name="T4">b) II, III, IV</text:span></text:p>
      <text:p text:style-name="P7"><text:soft-page-break/><text:span text:style-name="T4">c) I, II, III, IV</text:span></text:p>
      <text:p text:style-name="P7"><text:span text:style-name="T4">d) I, II, IV</text:span></text:p>
      <text:p text:style-name="P7"><text:span text:style-name="T4"/></text:p>
      <text:p text:style-name="P10"><text:span text:style-name="T6">7. </text:span><text:span text:style-name="T3">\item</text:span><text:span text:style-name="T5"> Choose the right word</text:span><text:span text:style-name="T6">s</text:span><text:span text:style-name="T5"> to the place of three dots (</text:span><text:span text:style-name="T3">\ldots</text:span><text:span text:style-name="T5">):</text:span></text:p>
      <text:p text:style-name="P7"><text:span text:style-name="T4"/></text:p>
      <text:p text:style-name="P8"><text:span text:style-name="T19">When a job stops execution, that memory … . This freed memory is called a ... , which causes fragmentation.</text:span></text:p>
      <text:p text:style-name="P7"/>
      <text:p text:style-name="P11">a) is freed, junk</text:p>
      <text:p text:style-name="P11">b) is not freed, hole</text:p>
      <text:p text:style-name="P11">c) is freed, hole</text:p>
      <text:p text:style-name="P11">d) is not freed, junk</text:p>
      <text:p text:style-name="P11"/>
      <text:p text:style-name="P13"><text:span text:style-name="T20">8. How can you calculate the number of lines in cache?</text:span></text:p>
      <text:p text:style-name="P13"/>
      <text:p text:style-name="P12">a) <text:span text:style-name="T21">cache size</text:span> / cache block size</text:p>
      <text:p text:style-name="P14">b) cache size<text:span text:style-name="T20"> * cache block size</text:span></text:p>
      <text:p text:style-name="P15"><text:span text:style-name="T21">c) cache size / number of bits representing memory address</text:span></text:p>
      <text:p text:style-name="P4"><text:span text:style-name="T4"/></text:p>
      <text:p text:style-name="P17"><text:span text:style-name="T12">9) How many ways to map the blocks of memory to lines of cache </text:span><text:span text:style-name="T13">do exist</text:span><text:span text:style-name="T12">?</text:span></text:p>
      <text:p text:style-name="P17"><text:span text:style-name="T12"/></text:p>
      <text:p text:style-name="P16"><text:span text:style-name="T4">a) 1</text:span></text:p>
      <text:p text:style-name="P16"><text:span text:style-name="T4">b) 2</text:span></text:p>
      <text:p text:style-name="P16"><text:span text:style-name="T4">c) 3</text:span></text:p>
      <text:p text:style-name="P16"><text:span text:style-name="T4">d) 4</text:span></text:p>
      <text:p text:style-name="P16"><text:span text:style-name="T4"/></text:p>
      <text:p text:style-name="P18"><text:span text:style-name="T4">10) </text:span><text:span text:style-name="T3">\item</text:span><text:span text:style-name="T5"> Choose the right word</text:span><text:span text:style-name="T6">s</text:span><text:span text:style-name="T5"> to the place of three dots (</text:span><text:span text:style-name="T3">\ldots</text:span><text:span text:style-name="T5">):</text:span></text:p>
      <text:p text:style-name="P18"><text:span text:style-name="T4"/></text:p>
      <text:p text:style-name="P19"><text:span text:style-name="T17">A ... may have a penalty of 100 cpu cycles or more. If </text:span><text:span text:style-name="T15">it is</text:span><text:span text:style-name="T17"> a … , this penalty can be over a million C</text:span><text:span text:style-name="T16">PU</text:span><text:span text:style-name="T17"> cycles.</text:span></text:p>
      <text:p text:style-name="P18"><text:span text:style-name="T4"/></text:p>
      <text:p text:style-name="P18"><text:span text:style-name="T4">a) miss, page fault</text:span></text:p>
      <text:p text:style-name="P18"><text:span text:style-name="T4">b) page fault, miss,</text:span></text:p>
      <text:p text:style-name="P18"><text:span text:style-name="T4">c) miss, hole</text:span></text:p>
      <text:p text:style-name="P4"><text:span text:style-name="T4"/></text:p>
      <text:p text:style-name="P4"><text:span text:style-name="T4">Answers:</text:span></text:p>
      <text:p text:style-name="P4"><text:span text:style-name="T4"/></text:p>
      <text:p text:style-name="P4"><text:span text:style-name="T4">1. a</text:span></text:p>
      <text:p text:style-name="P4"><text:span text:style-name="T4">2. c</text:span></text:p>
      <text:p text:style-name="P4"><text:span text:style-name="T4">3. b</text:span></text:p>
      <text:p text:style-name="P4"><text:span text:style-name="T4">4. </text:span><text:span text:style-name="T8">c</text:span></text:p>
      <text:p text:style-name="P6"><text:span text:style-name="T4">5. d</text:span></text:p>
      <text:p text:style-name="P6"><text:span text:style-name="T4">6. </text:span><text:span text:style-name="T9">c</text:span></text:p>
      <text:p text:style-name="P7"><text:span text:style-name="T4">7. </text:span><text:span text:style-name="T10">c</text:span></text:p>
      <text:p text:style-name="P9"><text:span text:style-name="T4">8. </text:span><text:span text:style-name="T11">a</text:span></text:p>
      <text:p text:style-name="P9"><text:span text:style-name="T4">9. </text:span><text:span text:style-name="T14">c</text:span></text:p>
      <text:p text:style-name="P9"><text:span text:style-name="T4">10. </text:span><text:span text:style-name="T18">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libri" svg:font-family="Calibri" style:font-family-generic="roman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Lucida Sans1" svg:font-family="'Lucida Sans'" style:font-family-generic="roman"/>
    <style:font-face style:name="Noto Sans" svg:font-family="'Noto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ucida Sans2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2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ucida Sans1" fo:font-family="'Lucida Sans'" style:font-family-generic="roman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ucida Sans1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ucida Sans1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fo:font-size="47.5pt" style:font-size-asian="47.5pt"/>
    </style:style>
    <style:style style:name="Graphic" style:family="paragraph" style:default-outline-level="">
      <style:text-properties style:font-name="Liberation Sans" fo:font-family="'Liberation Sans'" style:font-family-generic="roman" fo:font-size="18pt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" fo:font-family="'Liberation Sans'" style:font-family-generic="roman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" fo:font-family="'Liberation Sans'" style:font-family-generic="roman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" fo:font-family="'Liberation Sans'" style:font-family-generic="roman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" fo:font-family="'Liberation Sans'" style:font-family-generic="roman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" fo:font-family="'Liberation Sans'" style:font-family-generic="roman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" fo:font-family="'Liberation Sans'" style:font-family-generic="roman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" fo:font-family="'Liberation Sans'" style:font-family-generic="roman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" fo:font-family="'Liberation Sans'" style:font-family-generic="roman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fo:font-size="18pt" style:font-size-asian="18pt"/>
    </style:style>
    <style:style style:name="Title_20_Slide_7e_LT_7e_Gliederung_20_1" style:display-name="Title Slide~LT~Gliederung 1" style:family="paragraph" style:default-outline-level="">
      <style:paragraph-properties fo:margin-top="0.4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1" fo:font-family="'Lucida Sans'" style:font-family-generic="roman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1" fo:font-family="'Lucida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1" fo:font-family="'Lucida Sans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1" fo:font-family="'Lucida Sans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1" fo:font-family="'Lucida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1" fo:font-family="'Lucida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1" fo:font-family="'Lucida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1" fo:font-family="'Lucida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1" fo:font-family="'Lucida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ucida Sans1" fo:font-family="'Lucida Sans'" style:font-family-generic="roman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ucida Sans1" fo:font-family="'Lucida Sans'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ucida Sans1" fo:font-family="'Lucida Sans'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text-properties style:font-name="Liberation Serif" fo:font-family="'Liberation Serif'" style:font-family-generic="roman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text-properties style:font-name="Liberation Serif" fo:font-family="'Liberation Serif'" style:font-family-generic="roman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ucida Sans1" fo:font-family="'Lucida Sans'" style:font-family-generic="roman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1" fo:font-family="'Lucida Sans'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1" fo:font-family="'Lucida Sans'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1" fo:font-family="'Lucida Sans'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1" fo:font-family="'Lucida Sans'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1" fo:font-family="'Lucida Sans'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1" fo:font-family="'Lucida Sans'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1" fo:font-family="'Lucida Sans'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1" fo:font-family="'Lucida Sans'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1" fo:font-family="'Lucida Sans'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1" fo:font-family="'Lucida Sans'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1" fo:font-family="'Lucida Sans'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1" fo:font-family="'Lucida Sans'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1" fo:font-family="'Lucida Sans'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1" fo:font-family="'Lucida Sans'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1" fo:font-family="'Lucida Sans'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1" fo:font-family="'Lucida Sans'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1" fo:font-family="'Lucida Sans'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1" fo:font-family="'Lucida Sans'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1" fo:font-family="'Lucida Sans'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1" fo:font-family="'Lucida Sans'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1" fo:font-family="'Lucida Sans'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1" fo:font-family="'Lucida Sans'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1" fo:font-family="'Lucida Sans'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1" fo:font-family="'Lucida Sans'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1" fo:font-family="'Lucida Sans'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1" fo:font-family="'Lucida Sans'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1" fo:font-family="'Lucida Sans'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1" fo:font-family="'Lucida Sans'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1" fo:font-family="'Lucida Sans'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1" fo:font-family="'Lucida Sans'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1" fo:font-family="'Lucida Sans'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1" fo:font-family="'Lucida Sans'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ucida Sans1" fo:font-family="'Lucida Sans'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ucida Sans1" fo:font-family="'Lucida Sans'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1" fo:font-family="'Lucida Sans'" style:font-family-generic="roman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1" fo:font-family="'Lucida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1" fo:font-family="'Lucida Sans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1" fo:font-family="'Lucida Sans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1" fo:font-family="'Lucida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1" fo:font-family="'Lucida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1" fo:font-family="'Lucida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1" fo:font-family="'Lucida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1" fo:font-family="'Lucida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4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1" fo:font-family="'Lucida Sans'" style:font-family-generic="roman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1" fo:font-family="'Lucida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1" fo:font-family="'Lucida Sans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1" fo:font-family="'Lucida Sans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1" fo:font-family="'Lucida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1" fo:font-family="'Lucida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1" fo:font-family="'Lucida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1" fo:font-family="'Lucida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1" fo:font-family="'Lucida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ucida Sans1" fo:font-family="'Lucida Sans'" style:font-family-generic="roman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ucida Sans1" fo:font-family="'Lucida Sans'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ucida Sans1" fo:font-family="'Lucida Sans'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Liberation Serif" fo:font-family="'Liberation Serif'" style:font-family-generic="roman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Liberation Serif" fo:font-family="'Liberation Serif'" style:font-family-generic="roman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top="0.4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1" fo:font-family="'Lucida Sans'" style:font-family-generic="roman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1" fo:font-family="'Lucida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1" fo:font-family="'Lucida Sans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1" fo:font-family="'Lucida Sans'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1" fo:font-family="'Lucida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1" fo:font-family="'Lucida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1" fo:font-family="'Lucida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1" fo:font-family="'Lucida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1" fo:font-family="'Lucida Sans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ucida Sans1" fo:font-family="'Lucida Sans'" style:font-family-generic="roman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ucida Sans1" fo:font-family="'Lucida Sans'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ucida Sans1" fo:font-family="'Lucida Sans'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text-properties style:font-name="Liberation Serif" fo:font-family="'Liberation Serif'" style:font-family-generic="roman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text-properties style:font-name="Liberation Serif" fo:font-family="'Liberation Serif'" style:font-family-generic="roman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9T23:47:11.423000000</meta:creation-date>
    <dc:date>2019-10-23T16:26:00.418000000</dc:date>
    <meta:editing-duration>PT1H16M57S</meta:editing-duration>
    <meta:editing-cycles>38</meta:editing-cycles>
    <meta:generator>LibreOffice/6.3.1.2$Windows_x86 LibreOffice_project/b79626edf0065ac373bd1df5c28bd630b4424273</meta:generator>
    <meta:document-statistic meta:table-count="0" meta:image-count="0" meta:object-count="0" meta:page-count="2" meta:paragraph-count="68" meta:word-count="409" meta:character-count="1905" meta:non-whitespace-character-count="1562"/>
  </office:meta>
</office:document-meta>
</file>